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56.55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51.96pt"/>
    </style:style>
    <style:style style:name="co6" style:family="table-column">
      <style:table-column-properties fo:break-before="auto" style:column-width="155.4pt"/>
    </style:style>
    <style:style style:name="co7" style:family="table-column">
      <style:table-column-properties fo:break-before="auto" style:column-width="1019.99pt"/>
    </style:style>
    <style:style style:name="co8" style:family="table-column">
      <style:table-column-properties fo:break-before="auto" style:column-width="178.5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ule_wise_aggregate_b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site</text:p>
          </table:table-cell>
          <table:table-cell office:value-type="string" calcext:value-type="string">
            <text:p>metric</text:p>
          </table:table-cell>
          <table:table-cell office:value-type="string" calcext:value-type="string">
            <text:p>param_index</text:p>
          </table:table-cell>
          <table:table-cell office:value-type="string" calcext:value-type="string">
            <text:p>run_index</text:p>
          </table:table-cell>
          <table:table-cell office:value-type="string" calcext:value-type="string">
            <text:p>indexes</text:p>
          </table:table-cell>
          <table:table-cell office:value-type="string" calcext:value-type="string">
            <text:p>accuracies</text:p>
          </table:table-cell>
          <table:table-cell office:value-type="string" calcext:value-type="string">
            <text:p>false_negativ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pp_c_cali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['0', '1']</text:p>
          </table:table-cell>
          <table:table-cell office:value-type="string" calcext:value-type="string">
            <text:p>[0.9819277108433736, 0.9819277108433736]</text:p>
          </table:table-cell>
          <table:table-cell office:value-type="string" calcext:value-type="string">
            <text:p>[12, 12]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pp_c_grav</text:p>
          </table:table-cell>
          <table:table-cell office:value-type="float" office:value="0.878980891719745" calcext:value-type="float">
            <text:p>0.8789808917197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', '1']</text:p>
          </table:table-cell>
          <table:table-cell office:value-type="string" calcext:value-type="string">
            <text:p>[0.9718100890207716, 0.9718100890207716]</text:p>
          </table:table-cell>
          <table:table-cell office:value-type="string" calcext:value-type="string">
            <text:p>[19, 19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pp_c_sand</text:p>
          </table:table-cell>
          <table:table-cell office:value-type="float" office:value="0.840764331210191" calcext:value-type="float">
            <text:p>0.84076433121019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', '3', '4', '5', '6', '7']</text:p>
          </table:table-cell>
          <table:table-cell office:value-type="string" calcext:value-type="string">
            <text:p>[0.9621785173978821, 0.9621785173978821, 0.9621785173978821, 0.9621785173978821, 0.9621785173978821, 0.9621785173978821]</text:p>
          </table:table-cell>
          <table:table-cell office:value-type="string" calcext:value-type="string">
            <text:p>[25, 25, 25, 25, 25, 25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pp_g_basn</text:p>
          </table:table-cell>
          <table:table-cell office:value-type="float" office:value="0.78030303030303" calcext:value-type="float">
            <text:p>0.780303030303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5']</text:p>
          </table:table-cell>
          <table:table-cell office:value-type="string" calcext:value-type="string">
            <text:p>[0.9152046783625732]</text:p>
          </table:table-cell>
          <table:table-cell office:value-type="string" calcext:value-type="string">
            <text:p>[58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pp_g_ibpe</text:p>
          </table:table-cell>
          <table:table-cell office:value-type="float" office:value="0.69964664310954" calcext:value-type="float">
            <text:p>0.699646643109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0', '1', '2', '3']</text:p>
          </table:table-cell>
          <table:table-cell office:value-type="string" calcext:value-type="string">
            <text:p>[0.875366568914956, 0.875366568914956, 0.875366568914956, 0.875366568914956]</text:p>
          </table:table-cell>
          <table:table-cell office:value-type="string" calcext:value-type="string">
            <text:p>[85, 85, 85, 85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pp_g_summ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0', '2', '3', '4', '5', '6', '7', '8']</text:p>
          </table:table-cell>
          <table:table-cell office:value-type="string" calcext:value-type="string">
            <text:p>[0.9868613138686132, 0.9868613138686132, 0.9868613138686132, 0.9868613138686132, 0.9868613138686132, 0.9868613138686132, 0.9868613138686132, 0.9868613138686132]</text:p>
          </table:table-cell>
          <table:table-cell office:value-type="string" calcext:value-type="string">
            <text:p>[9, 9, 9, 9, 9, 9, 9, 9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pp_m_nort</text:p>
          </table:table-cell>
          <table:table-cell office:value-type="float" office:value="0.741573033707865" calcext:value-type="float">
            <text:p>0.7415730337078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', '1', '2']</text:p>
          </table:table-cell>
          <table:table-cell office:value-type="string" calcext:value-type="string">
            <text:p>[0.8992700729927007, 0.8992700729927007, 0.8992700729927007]</text:p>
          </table:table-cell>
          <table:table-cell office:value-type="string" calcext:value-type="string">
            <text:p>[69, 69, 69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pp_m_rabb</text:p>
          </table:table-cell>
          <table:table-cell office:value-type="float" office:value="0.689320388349515" calcext:value-type="float">
            <text:p>0.6893203883495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', '1', '2', '3', '4', '5', '6']</text:p>
          </table:table-cell>
          <table:table-cell office:value-type="string" calcext:value-type="string">
            <text:p>[0.8796992481203008, 0.8796992481203008, 0.8796992481203008, 0.8796992481203008, 0.8796992481203008, 0.8796992481203008, 0.8796992481203008]</text:p>
          </table:table-cell>
          <table:table-cell office:value-type="string" calcext:value-type="string">
            <text:p>[64, 64, 64, 64, 64, 64, 64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pp_m_well</text:p>
          </table:table-cell>
          <table:table-cell office:value-type="float" office:value="0.734545454545455" calcext:value-type="float">
            <text:p>0.73454545454545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923303834808259]</text:p>
          </table:table-cell>
          <table:table-cell office:value-type="string" calcext:value-type="string">
            <text:p>[73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pp_p_coll</text:p>
          </table:table-cell>
          <table:table-cell office:value-type="float" office:value="0.668810289389068" calcext:value-type="float">
            <text:p>0.66881028938906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494152046783626]</text:p>
          </table:table-cell>
          <table:table-cell office:value-type="string" calcext:value-type="string">
            <text:p>[103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pp_p_smal</text:p>
          </table:table-cell>
          <table:table-cell office:value-type="float" office:value="0.6796875" calcext:value-type="float">
            <text:p>0.67968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0', '1', '2', '3', '4', '5', '6', '7', '8', '9']</text:p>
          </table:table-cell>
          <table:table-cell office:value-type="string" calcext:value-type="string">
            <text:p>[0.8042959427207638, 0.8042959427207638, 0.8042959427207638, 0.8042959427207638, 0.8042959427207638, 0.8042959427207638, 0.8042959427207638, 0.8042959427207638, 0.8042959427207638, 0.8042959427207638]</text:p>
          </table:table-cell>
          <table:table-cell office:value-type="string" calcext:value-type="string">
            <text:p>[82, 82, 82, 82, 82, 82, 82, 82, 82, 82]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pp_p_tobo</text:p>
          </table:table-cell>
          <table:table-cell office:value-type="float" office:value="0.67175572519084" calcext:value-type="float">
            <text:p>0.6717557251908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0', '1', '2']</text:p>
          </table:table-cell>
          <table:table-cell office:value-type="string" calcext:value-type="string">
            <text:p>[0.8632750397456279, 0.8632750397456279, 0.8632750397456279]</text:p>
          </table:table-cell>
          <table:table-cell office:value-type="string" calcext:value-type="string">
            <text:p>[86, 86, 86]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pp_t_east</text:p>
          </table:table-cell>
          <table:table-cell office:value-type="float" office:value="0.751824817518248" calcext:value-type="float">
            <text:p>0.7518248175182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4']</text:p>
          </table:table-cell>
          <table:table-cell office:value-type="string" calcext:value-type="string">
            <text:p>[0.9005847953216374]</text:p>
          </table:table-cell>
          <table:table-cell office:value-type="string" calcext:value-type="string">
            <text:p>[68]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pp_t_tayl</text:p>
          </table:table-cell>
          <table:table-cell office:value-type="float" office:value="0.729032258064516" calcext:value-type="float">
            <text:p>0.7290322580645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0', '1', '2', '3', '4', '5']</text:p>
          </table:table-cell>
          <table:table-cell office:value-type="string" calcext:value-type="string">
            <text:p>[0.8768328445747801, 0.8768328445747801, 0.8768328445747801, 0.8768328445747801, 0.8768328445747801, 0.8768328445747801]</text:p>
          </table:table-cell>
          <table:table-cell office:value-type="string" calcext:value-type="string">
            <text:p>[84, 84, 84, 84, 84, 84]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pp_t_west</text:p>
          </table:table-cell>
          <table:table-cell office:value-type="float" office:value="0.747169811320755" calcext:value-type="float">
            <text:p>0.7471698113207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', '1', '2', '3', '4']</text:p>
          </table:table-cell>
          <table:table-cell office:value-type="string" calcext:value-type="string">
            <text:p>[0.902046783625731, 0.902046783625731, 0.902046783625731, 0.902046783625731, 0.902046783625731]</text:p>
          </table:table-cell>
          <table:table-cell office:value-type="string" calcext:value-type="string">
            <text:p>[67, 67, 67, 67, 67]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 table:formula="of:=AVERAGE([.C2:.C16])" office:value-type="float" office:value="0.76015353755451" calcext:value-type="float">
            <text:p>0.7601535375545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13T13:50:18.307474984</dc:date>
    <meta:editing-duration>PT56S</meta:editing-duration>
    <meta:editing-cycles>1</meta:editing-cycles>
    <meta:document-statistic meta:table-count="1" meta:cell-count="128" meta:object-count="0"/>
    <meta:generator>LibreOffice/6.0.7.3$Linux_X86_64 LibreOffice_project/00m0$Build-3</meta:generator>
  </office:meta>
</office:document-meta>
</file>